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1024" calcext:value-type="float">
            <text:p>45.5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7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7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6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7568" calcext:value-type="float">
            <text:p>36.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6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6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2701</text:p>
          </table:table-cell>
          <table:table-cell office:value-type="string" calcext:value-type="string">
            <text:p>Wayside Quad</text:p>
          </table:table-cell>
          <table:table-cell office:value-type="string" calcext:value-type="string">
            <text:p>196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